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9" style:master-page-name="MasterPage2" style:family="paragraph" style:name="P39">
      <style:paragraph-properties/>
    </style:style>
    <style:style style:parent-style-name="625" style:family="paragraph" style:name="P40">
      <style:paragraph-properties/>
    </style:style>
    <style:style style:parent-style-name="625" style:family="paragraph" style:name="P41">
      <style:paragraph-properties/>
    </style:style>
    <style:style style:parent-style-name="625" style:family="paragraph" style:name="P42">
      <style:paragraph-properties/>
    </style:style>
    <style:style style:parent-style-name="630" style:family="paragraph" style:name="P43">
      <style:paragraph-properties/>
    </style:style>
    <style:style style:parent-style-name="625" style:list-style-name="WWNum1" style:family="paragraph" style:name="P44">
      <style:paragraph-properties/>
    </style:style>
    <style:style style:parent-style-name="625" style:list-style-name="WWNum1" style:family="paragraph" style:name="P45">
      <style:paragraph-properties/>
    </style:style>
    <style:style style:parent-style-name="625" style:family="paragraph" style:name="P46">
      <style:paragraph-properties/>
    </style:style>
    <style:style style:parent-style-name="625" style:family="paragraph" style:name="P47">
      <style:paragraph-properties/>
    </style:style>
    <style:style style:parent-style-name="630" style:family="paragraph" style:name="P48">
      <style:paragraph-properties/>
    </style:style>
    <style:style style:parent-style-name="625" style:list-style-name="WWNum2" style:family="paragraph" style:name="P49">
      <style:paragraph-properties/>
    </style:style>
    <style:style style:parent-style-name="625" style:list-style-name="WWNum2" style:family="paragraph" style:name="P50">
      <style:paragraph-properties/>
    </style:style>
    <style:style style:parent-style-name="625" style:list-style-name="WWNum2" style:family="paragraph" style:name="P51">
      <style:paragraph-properties/>
    </style:style>
    <style:style style:parent-style-name="625" style:family="paragraph" style:name="P52">
      <style:paragraph-properties/>
    </style:style>
    <style:style style:parent-style-name="630" style:family="paragraph" style:name="P53">
      <style:paragraph-properties/>
    </style:style>
    <style:style style:parent-style-name="625" style:family="paragraph" style:name="P54">
      <style:paragraph-properties/>
    </style:style>
    <style:style style:parent-style-name="625" style:family="paragraph" style:name="P55">
      <style:paragraph-properties/>
    </style:style>
    <style:style style:parent-style-name="625" style:family="paragraph" style:name="P56">
      <style:paragraph-properties/>
    </style:style>
    <style:style style:parent-style-name="625" style:family="paragraph" style:name="P57">
      <style:text-properties/>
      <style:paragraph-properties/>
    </style:style>
    <style:style style:family="paragraph" style:name="P58">
      <style:paragraph-properties fo:break-before="page"/>
    </style:style>
    <style:style style:parent-style-name="630" style:family="paragraph" style:name="P59">
      <style:paragraph-properties/>
    </style:style>
    <style:style style:family="text" style:name="T25">
      <style:text-properties/>
    </style:style>
    <style:style style:family="text" style:name="T26">
      <style:text-properties/>
    </style:style>
    <style:style style:parent-style-name="625" style:family="paragraph" style:name="P60">
      <style:paragraph-properties/>
    </style:style>
    <style:style style:parent-style-name="625" style:family="paragraph" style:name="P61">
      <style:paragraph-properties/>
    </style:style>
  </office:automatic-styles>
  <office:body>
    <office:text text:use-soft-page-breaks="true">
      <text:p text:style-name="P39"><text:span>B3TP1 Synthèse</text:span><text:span/></text:p>
      <text:p text:style-name="P40"><text:span/><text:span/></text:p>
      <text:p text:style-name="P41"><text:span/><text:span/></text:p>
      <text:p text:style-name="P42"><text:span/><text:span/></text:p>
      <text:list>
        <text:list-item>
          <text:p text:style-name="P43"><text:span>Sécuriser un mail :</text:span><text:span/></text:p>
        </text:list-item>
      </text:list>
      <text:list text:style-name="WWNum1" text:continue-numbering="true">
        <text:list-item>
          <text:p text:style-name="P44"><text:span>Dans le<text:s text:c="2"/>panneau de contrôle, confidentialité : </text:span><text:span/></text:p>
        </text:list-item>
        <text:list-item>
          <text:p text:style-name="P45"><text:span>Désactiver les liens avec les applications tierces, carte bancaire et la navigation</text:span><text:span/></text:p>
        </text:list-item>
      </text:list>
      <text:p text:style-name="P46"><text:span/><text:span/></text:p>
      <text:p text:style-name="P47"><text:span/><text:span/></text:p>
      <text:list>
        <text:list-item>
          <text:p text:style-name="P48"><text:span>Navigation :</text:span><text:span/></text:p>
        </text:list-item>
      </text:list>
      <text:list text:style-name="WWNum2" text:continue-numbering="true">
        <text:list-item>
          <text:p text:style-name="P49"><text:span>Paramètres → vie privée</text:span><text:span/></text:p>
        </text:list-item>
        <text:list-item>
          <text:p text:style-name="P50"><text:span>effacer historique, cookies, empêcher traçage</text:span><text:span/></text:p>
        </text:list-item>
        <text:list-item>
          <text:p text:style-name="P51"><text:span>utiliser navigation privée</text:span><text:span/></text:p>
        </text:list-item>
      </text:list>
      <text:p text:style-name="P52"><text:span/><text:span/></text:p>
      <text:list>
        <text:list-item>
          <text:p text:style-name="P53"><text:span>Et aussi :</text:span><text:span/></text:p>
        </text:list-item>
      </text:list>
      <text:p text:style-name="P54"><text:span/><text:span/></text:p>
      <text:p text:style-name="P55"><text:span>Se rechercher sur Webmii pour voir les traces laissées.</text:span><text:span/></text:p>
      <text:p text:style-name="P56"><text:span>Vérifier le certificat du site et l’email de l’administrateur, le pays, l’encryptage…</text:span><text:span/></text:p>
      <text:p text:style-name="P57"><text:span>Et créer des alertes Google (RSS).</text:span><text:span/></text:p>
      <text:p text:style-name="P58"><text:span><text:soft-page-break/></text:span><text:span/></text:p>
      <text:list>
        <text:list-item>
          <text:p text:style-name="P59"><text:span text:style-name="T25">Et encore :</text:span><text:span text:style-name="T26"/></text:p>
        </text:list-item>
      </text:list>
      <text:p text:style-name="P60"><text:span/><text:span/></text:p>
      <text:p text:style-name="P61"><text:span>Monter un volume réseau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27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22">
      <style:text-properties fo:color="#000000" fo:font-family="Liberation Serif" style:font-family-asian="NSimSun" style:font-family-complex="Lucida Sans" fo:font-size="12pt" fo:language="fr" fo:country="FR"/>
      <style:paragraph-properties/>
    </style:style>
    <style:style style:parent-style-name="622" style:display-name="Standard" style:family="paragraph" style:name="623">
      <style:text-properties/>
      <style:paragraph-properties/>
    </style:style>
    <style:style style:parent-style-name="623" style:display-name="Heading" style:family="paragraph" style:name="624">
      <style:text-properties fo:font-family="Liberation Sans" style:font-family-asian="Microsoft YaHei" style:font-family-complex="Lucida Sans" fo:font-size="14pt"/>
      <style:paragraph-properties fo:margin-top="12pt" fo:margin-bottom="6pt"/>
    </style:style>
    <style:style style:parent-style-name="623" style:display-name="Text body" style:family="paragraph" style:name="625">
      <style:text-properties/>
      <style:paragraph-properties fo:line-height="115%" fo:margin-top="0pt" fo:margin-bottom="7pt"/>
    </style:style>
    <style:style style:parent-style-name="625" style:display-name="List" style:family="paragraph" style:name="626">
      <style:text-properties style:font-family-complex="Lucida Sans"/>
    </style:style>
    <style:style style:parent-style-name="623" style:display-name="Caption" style:family="paragraph" style:name="627">
      <style:text-properties style:font-family-complex="Lucida Sans" fo:font-size="12pt" fo:font-style="italic"/>
      <style:paragraph-properties fo:margin-top="6pt" fo:margin-bottom="6pt"/>
    </style:style>
    <style:style style:parent-style-name="623" style:display-name="Index" style:family="paragraph" style:name="628">
      <style:text-properties style:font-family-complex="Lucida Sans"/>
    </style:style>
    <style:style style:parent-style-name="624" style:display-name="Title" style:family="paragraph" style:name="629">
      <style:text-properties fo:font-size="28pt" fo:font-weight="bold"/>
      <style:paragraph-properties fo:text-align="center"/>
    </style:style>
    <style:style style:parent-style-name="624" style:display-name="Heading 3" style:family="paragraph" style:name="630">
      <style:text-properties fo:font-size="14pt" fo:font-weight="bold"/>
      <style:paragraph-properties fo:margin-top="7pt" fo:margin-bottom="6pt"/>
    </style:style>
    <style:style style:parent-style-name="622" style:display-name="Bullet Symbols" style:family="text" style:name="631">
      <style:text-properties fo:font-family="OpenSymbol" style:font-family-asian="OpenSymbol" style:font-family-complex="OpenSymbol"/>
    </style:style>
    <style:style style:class="default" style:display-name="Default Paragraph Font" style:family="text" style:name="708"/>
    <text:list-style style:name="WWNum1">
      <text:list-level-style-bullet text:level="1" text:bullet-char="• ">
        <style:list-level-properties text:list-level-position-and-space-mode="label-alignment">
          <style:list-level-label-alignment fo:text-indent="-0.635cm" fo:margin-left="2.521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3.156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3.791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4.426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5.06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5.696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6.331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6.966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7.601cm"/>
        </style:list-level-properties>
      </text:list-level-style-bullet>
    </text:list-style>
    <text:list-style style:name="WWNum2">
      <text:list-level-style-bullet text:level="1" text:bullet-char="• ">
        <style:list-level-properties text:list-level-position-and-space-mode="label-alignment">
          <style:list-level-label-alignment fo:text-indent="-0.635cm" fo:margin-left="2.521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3.156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3.791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4.426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5.06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5.696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6.331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6.966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7.601cm"/>
        </style:list-level-properties>
      </text:list-level-style-bullet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  <meta:creation-date>2023-09-08T10:14:48Z</meta:creation-date>
  </office:meta>
</office:document-meta>
</file>